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oralAccessorPrinter.TemporalAccessorPrinter( DateTimeFormatter forma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oralAccessorPrinter.print( TemporalAccessor partial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